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line-through-style="solid" style:text-line-through-width="auto" style:text-line-through-color="font-color" style:text-line-through-mode="continuous" style:text-line-through-type="single"/>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paragraph-properties fo:text-indent="0.4923in"/>
    </style:style>
  </office:automatic-styles>
  <office:body>
    <office:text text:use-soft-page-breaks="true">
      <text:p text:style-name="P1">Design Review 1: 11/14/15</text:p>
      <text:p text:style-name="Standard"/>
      <text:p text:style-name="Standard"/>
      <text:p text:style-name="Standard"/>
      <text:p text:style-name="Standard">10/2/15 5:30 PM – First Software team meeting:</text:p>
      <text:p text:style-name="Standard"/>
      <text:p text:style-name="Standard"><text:tab/>Attendance: All 5 members</text:p>
      <text:p text:style-name="Standard"><text:tab/></text:p>
      <text:p text:style-name="Standard"><text:tab/>Today was used to make sure every team member was set up to work in the<text:s/>future.</text:p>
      <text:p text:style-name="Standard">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Standard"/>
      <text:p text:style-name="Standard"/>
      <text:p text:style-name="Standard">10/9/15 – No Meeting – Texas Weekend :/</text:p>
      <text:p text:style-name="Standard"/>
      <text:p text:style-name="Standard"/>
      <text:p text:style-name="Standard"/>
      <text:p text:style-name="Standard">10/21/15 -</text:p>
      <text:p text:style-name="Standard"/>
      <text:p text:style-name="Standard"><text:tab/>Attendance: Robert Nelson, Kelly, Nate</text:p>
      <text:p text:style-name="Standard">ToDo:</text:p>
      <text:p text:style-name="Standard"><text:tab/>Start planning paths</text:p>
      <text:p text:style-name="Standard"><text:tab/><text:span text:style-name="T2">Putting code on Arduino</text:span></text:p>
      <text:p text:style-name="Standard"><text:tab/>UML diagram</text:p>
      <text:p text:style-name="Standard"><text:tab/>Cog Design implications</text:p>
      <text:p text:style-name="Standard"><text:tab/>Create parts list – what sensors do we want?</text:p>
      <text:p text:style-name="Standard"><text:tab/><text:span text:style-name="T3">Chassis/base ideas – Quadcopter</text:span></text:p>
      <text:p text:style-name="Standard"><text:tab/>Number of linefollowers needed/allignment</text:p>
      <text:p text:style-name="Standard"/>
      <text:p text:style-name="Standard"/>
      <text:p text:style-name="Standard">Parts List:</text:p>
      <text:p text:style-name="Standard"><text:tab/>Arduino(Mega?), have an additional Arduino Mini?</text:p>
      <text:p text:style-name="Standard"><text:tab/>Sensors – how many? What type?(IR emittor + detector?)</text:p>
      <text:p text:style-name="Standard"><text:tab/><text:tab/>-at least 4 in a line, maybe 8 or more if base needs to rotate</text:p>
      <text:p text:style-name="Standard"><text:tab/><text:tab/>-encoders or range finders and color sensors</text:p>
      <text:p text:style-name="Standard"><text:tab/><text:tab/><text:tab/>-arm vs wheels</text:p>
      <text:p text:style-name="Standard"/>
      <text:p text:style-name="Standard">Path : One loop on outside, then get the remaining box in the middle while in start/stop area</text:p>
      <text:p text:style-name="Standard"><text:tab/>-encoders are not very necessary for line following, but would help at the end where there is no<text:s/><text:tab/><text:tab/><text:tab/>line</text:p>
      <text:p text:style-name="Standard"/>
      <text:p text:style-name="Standard">UML: deferred until more knowledge of what is necessary</text:p>
      <text:p text:style-name="Standard"/>
      <text:p text:style-name="Standard">Cog Design implications:</text:p>
      <text:p text:style-name="Standard"><text:tab/>-Only need a motor to turn</text:p>
      <text:p text:style-name="Standard"><text:tab/><text:tab/>-Can be done by time, but encoders would be more helpful</text:p>
      <text:p text:style-name="Standard"><text:tab/><text:tab/>-For encoders, set start<text:s/>angle as reference and rotate from there</text:p>
      <text:soft-page-break/>
      <text:p text:style-name="Standard">Sensor configuration:</text:p>
      <text:p text:style-name="Standard"><text:tab/>at least 4 in a line, if the base needs to turn to drop rings then more will be necessary to keep on<text:s/><text:tab/><text:tab/>line while base turns.</text:p>
      <text:p text:style-name="Standard"><text:tab/><text:tab/>-other configurations:</text:p>
      <text:p text:style-name="Standard"><text:tab/><text:tab/><text:tab/>in a plus sign(8)</text:p>
      <text:p text:style-name="Standard"><text:tab/><text:tab/><text:tab/>in a plus sign(12) – no corners</text:p>
      <text:p text:style-name="Standard"><text:tab/><text:tab/><text:tab/>in an H arrangement</text:p>
      <text:p text:style-name="Standard"><text:tab/><text:tab/><text:tab/>polar/rings for better rotation?</text:p>
      <text:p text:style-name="Standard"/>
      <text:p text:style-name="Standard">10/28/15</text:p>
      <text:p text:style-name="Standard"><text:tab/>Tested IR sensor at general meeting</text:p>
      <text:p text:style-name="Standard"/>
      <text:p text:style-name="Standard"/>
      <text:p text:style-name="Standard">10/30/15</text:p>
      <text:p text:style-name="Standard"><text:tab/>Todo: program setup/UML</text:p>
      <text:p text:style-name="Standard"><text:tab/><text:tab/>Line following robot for PDR?</text:p>
      <text:p text:style-name="Standard"/>
      <text:p text:style-name="Standard"><text:tab/>Attendance: Robert Nelson, Robert Beem, Kelly Klein, Tyler Darr</text:p>
      <text:p text:style-name="Standard"/>
      <text:p text:style-name="Standard"><text:tab/>We created the preliminary UML for the robot, and discussed the sensor arrangement more.</text:p>
      <text:p text:style-name="Standard"/>
      <text:p text:style-name="Standard">11/6/15</text:p>
      <text:p text:style-name="Standard"><text:tab/>Attendance: Robert Nelson, Kelly Klein, Nathan</text:p>
      <text:p text:style-name="Standard"/>
      <text:p text:style-name="Standard"><text:tab/><text:tab/>Started the implementation of the UML, updated the UML with necessary corrections</text:p>
      <text:p text:style-name="Standard"/>
      <text:p text:style-name="Standard">11/13/15</text:p>
      <text:p text:style-name="Standard"><text:tab/>Todo: plan<text:s/>out when each part needs to be done by. (Including testing, input from other teams, etc.)</text:p>
      <text:p text:style-name="Standard"/>
      <text:p text:style-name="Standard"><text:tab/>Attendance: Robert Nelson, Kelly, Nathan, Tyler</text:p>
      <text:p text:style-name="Standard"/>
      <text:p text:style-name="Standard"><text:tab/>Learned stuff about commits and branches, code framework is now done, planned out rest of semester:</text:p>
      <text:p text:style-name="Standard"/>
      <text:p text:style-name="Standard"><text:tab/>Week of:<text:tab/><text:tab/>Todo:</text:p>
      <text:p text:style-name="Standard"><text:tab/>11/15<text:tab/><text:tab/><text:tab/>Wheel, pathing logic</text:p>
      <text:p text:style-name="Standard"><text:tab/>11/22<text:tab/><text:tab/><text:tab/>Cog, Drivetrain</text:p>
      <text:p text:style-name="Standard"><text:tab/>11/29<text:tab/><text:tab/><text:tab/>Rest of Main, Remaining stuff</text:p>
      <text:p text:style-name="Standard"><text:tab/>12/6<text:tab/><text:tab/><text:tab/>?</text:p>
      <text:p text:style-name="Standard"><text:tab/>12/13<text:tab/><text:tab/><text:tab/>Finals</text:p>
      <text:p text:style-name="Standard"><text:tab/>1/19<text:tab/><text:tab/><text:tab/>Start Testing</text:p>
      <text:p text:style-name="Standard"/>
      <text:p text:style-name="Standard"/>
      <text:p text:style-name="Standard">11/20/15</text:p>
      <text:p text:style-name="Standard"/>
      <text:p text:style-name="Standard">Attendance: Everyone</text:p>
      <text:p text:style-name="Standard"/>
      <text:p text:style-name="Standard"/>
      <text:soft-page-break/>
      <text:p text:style-name="Standard">Pathing:</text:p>
      <text:p text:style-name="Standard"/>
      <text:p text:style-name="Standard"><text:tab/>Robot 1:</text:p>
      <text:p text:style-name="Standard">1. Go West 2 ft until corner, drop 2 rings, front right<text:s/>and back left, then turn left</text:p>
      <text:p text:style-name="Standard">2. Go south for 40 in, go straight (south) at 3-way intersection, go south 40 in until corner, drop 2 rings, front right and back left, then turn left</text:p>
      <text:p text:style-name="Standard">3. Go East 32 in until corner, drop 1 ring, front right, turn left</text:p>
      <text:p text:style-name="Standard">4. Go North 12? in until corner, turn left, move west 12? in, turn right, go north 2 ft, go straight at intersection, go north 2 ft, turn right</text:p>
      <text:p text:style-name="Standard">5. Go east 16 in, drop ring, straight right (no line to fine tune here), turn north, go straight until north wall</text:p>
      <text:p text:style-name="Standard"/>
      <text:p text:style-name="Standard">Start in starting area, north of other robot, face west</text:p>
      <text:p text:style-name="Standard">Go straight until line (~ 16 in)</text:p>
      <text:p text:style-name="Standard">turn south</text:p>
      <text:p text:style-name="Standard">go straight until line (~ 4 in)</text:p>
      <text:p text:style-name="Standard">turn west</text:p>
      <text:p text:style-name="Standard">Go straight 2 ft</text:p>
      <text:p text:style-name="Standard">stop</text:p>
      <text:p text:style-name="Standard">drop 2 rings (right arm angled 45° from forward, left arm angled -13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45° from forward, left arm angled -135° from forward)</text:p>
      <text:p text:style-name="Standard">turn east</text:p>
      <text:p text:style-name="Standard">go east 32 in</text:p>
      <text:p text:style-name="Standard">stop</text:p>
      <text:p text:style-name="Standard">drop 1 ring ( right arm angled 45° from forward)</text:p>
      <text:p text:style-name="Standard">turn north</text:p>
      <text:p text:style-name="Standard">go north 12? in</text:p>
      <text:p text:style-name="Standard">stop</text:p>
      <text:p text:style-name="Standard">turn west</text:p>
      <text:p text:style-name="Standard">go we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right</text:p>
      <text:p text:style-name="Standard">go forward</text:p>
      <text:p text:style-name="Standard">stop drop 1 ring (right arm angled 90° from front)</text:p>
      <text:p text:style-name="Standard">turn north</text:p>
      <text:p text:style-name="Standard">go north 1 ft</text:p>
      <text:p text:style-name="Standard">stop</text:p>
      <text:p text:style-name="Standard"/>
      <text:p text:style-name="Standard"><text:tab/>Robot 2:</text:p>
      <text:soft-page-break/>
      <text:p text:style-name="Standard">1. Go East 2 ft<text:s/>until corner, drop 2 rings, front left and back right, then turn right</text:p>
      <text:p text:style-name="Standard">2. Go south for 40 in, go straight (south) at 3-way intersection, go south 40 in until corner, drop 2 rings, front left and back right, then turn right</text:p>
      <text:p text:style-name="Standard">3. Go West 32 in until corner, drop 1 ring, front left, turn right</text:p>
      <text:p text:style-name="Standard">4. Go North 12? in until corner, drop ring, front left, turn right</text:p>
      <text:p text:style-name="Standard">5. Move east 12? in, turn left, go north 2 ft, go straight at intersection, go north 2 ft, turn left</text:p>
      <text:p text:style-name="Standard">6. Go West 16 in, turn right (no line to fine tune here), turn north, go straight until north wall</text:p>
      <text:p text:style-name="Standard"/>
      <text:p text:style-name="Standard">Start at starting area, south of other robot, face east</text:p>
      <text:p text:style-name="Standard">Go east until line (~16 in)</text:p>
      <text:p text:style-name="Standard">Turn north</text:p>
      <text:p text:style-name="Standard">go until line (~4 in)</text:p>
      <text:p text:style-name="Standard">turn east</text:p>
      <text:p text:style-name="Standard">Go straight 2 ft</text:p>
      <text:p text:style-name="Standard">stop</text:p>
      <text:p text:style-name="Standard">drop 2 rings (right arm angled 135° from forward, left arm angled -4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135° from forward, left arm angled -45° from forward)</text:p>
      <text:p text:style-name="Standard">turn west</text:p>
      <text:p text:style-name="Standard">go west 32 in</text:p>
      <text:p text:style-name="Standard">stop</text:p>
      <text:p text:style-name="Standard">drop 1 ring ( left arm<text:s/>angled -45° from forward)</text:p>
      <text:p text:style-name="Standard">turn north</text:p>
      <text:p text:style-name="Standard">go north 12? in</text:p>
      <text:p text:style-name="Standard">stop</text:p>
      <text:p text:style-name="Standard">drop 1 ring (left arm angled -45° from forward)</text:p>
      <text:p text:style-name="Standard">turn east</text:p>
      <text:p text:style-name="Standard">go ea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west</text:p>
      <text:p text:style-name="Standard">go west 16 in</text:p>
      <text:p text:style-name="Standard">turn north</text:p>
      <text:p text:style-name="Standard">go north 1<text:s/>ft</text:p>
      <text:p text:style-name="Standard">stop</text:p>
      <text:p text:style-name="Standard"/>
      <text:p text:style-name="Standard"/>
      <text:p text:style-name="Standard">12/4/15</text:p>
      <text:p text:style-name="Standard"/>
      <text:p text:style-name="Standard"><text:tab/>Todo: Mirrored software for second robot?</text:p>
      <text:p text:style-name="Standard"><text:tab/><text:tab/>Adapting to new design?</text:p>
      <text:soft-page-break/>
      <text:p text:style-name="Standard"><text:tab/><text:tab/>Finish junk</text:p>
      <text:p text:style-name="Standard"><text:tab/><text:tab/>Change title to Vending Machine</text:p>
      <text:p text:style-name="Standard"><text:tab/><text:tab/>Music</text:p>
      <text:p text:style-name="Standard"/>
      <text:p text:style-name="Standard">1/22/16</text:p>
      <text:p text:style-name="Standard"><text:tab/>Adapted to changes in physical design.</text:p>
      <text:p text:style-name="Standard"><text:tab/>Fixed github problems.</text:p>
      <text:p text:style-name="Standard"><text:tab/>Found new meeting time.</text:p>
      <text:p text:style-name="Standard">Attendance:<text:s/>Everyone</text:p>
      <text:p text:style-name="Standard"/>
      <text:p text:style-name="Standard">1/25/16</text:p>
      <text:p text:style-name="Standard"/>
      <text:p text:style-name="Standard">Attendance: Me, Robert Beem, Kelly Klein</text:p>
      <text:p text:style-name="Standard">Program Compiles!</text:p>
      <text:p text:style-name="Standard">For next week: structure for movements, retype pathing</text:p>
      <text:p text:style-name="Standard">Check code for errors.</text:p>
      <text:p text:style-name="Standard"/>
      <text:p text:style-name="Standard">Week of:</text:p>
      <text:p text:style-name="Standard"><text:tab/>2/1: <text:s text:c="2"/>Having pathing/ control logic</text:p>
      <text:p text:style-name="Standard"><text:tab/>2/8: <text:s text:c="2"/>Adjust to sensor values, troubleshoot</text:p>
      <text:p text:style-name="Standard"><text:tab/>2/15:<text:s/>Troubleshooting</text:p>
      <text:p text:style-name="Standard"><text:tab/>2/22: Troubleshooting</text:p>
      <text:p text:style-name="Standard"><text:tab/>2/29: Troubleshooting</text:p>
      <text:p text:style-name="Standard"><text:tab/>3/7: <text:s text:c="2"/>Troubleshooting</text:p>
      <text:p text:style-name="Standard"><text:tab/>3/14: Spring Break</text:p>
      <text:p text:style-name="Standard"><text:tab/>3/21: Troubleshooting</text:p>
      <text:p text:style-name="Standard"><text:tab/>3/28: Troubleshooting</text:p>
      <text:p text:style-name="Standard"><text:tab/>4/3: <text:s text:c="3"/>Done?</text:p>
      <text:p text:style-name="Standard"/>
      <text:p text:style-name="Standard">1/28/16</text:p>
      <text:p text:style-name="Standard"><text:tab/>Retyped pathing logic</text:p>
      <text:p text:style-name="Standard"><text:tab/>Broke into individual steps</text:p>
      <text:p text:style-name="Standard"><text:tab/>Worked on the control system</text:p>
      <text:p text:style-name="Standard"><text:tab/>Updated Gantt chart</text:p>
      <text:p text:style-name="Standard"/>
      <text:p text:style-name="Standard"><text:tab/>Attendance: Robert N, Kelly</text:p>
      <text:p text:style-name="Standard"/>
      <text:p text:style-name="Standard">2/1/16</text:p>
      <text:p text:style-name="Standard"><text:tab/>Created Prototype line following robot for presentation.</text:p>
      <text:p text:style-name="Standard"><text:tab/>Prepared for CDR meeting.</text:p>
      <text:p text:style-name="Standard"/>
      <text:p text:style-name="Standard"><text:tab/>Attendance: Robert N, Kelly, Nathan</text:p>
      <text:p text:style-name="Standard"/>
      <text:p text:style-name="Standard">2/4/16</text:p>
      <text:p text:style-name="Standard"><text:tab/>CDR Presentation</text:p>
      <text:p text:style-name="Standard"/>
      <text:p text:style-name="Standard"><text:tab/>Updated Calendar:</text:p>
      <text:p text:style-name="Standard"><text:tab/><text:tab/>Week of:</text:p>
      <text:p text:style-name="Standard"><text:tab/>2/1: <text:s text:c="2"/>Line<text:s/>following prototype</text:p>
      <text:soft-page-break/>
      <text:p text:style-name="Standard"><text:tab/><text:s text:c="9"/>Work on pathing/ control logic</text:p>
      <text:p text:style-name="Standard"><text:tab/>2/8: <text:s/>Finish pathing/control logic</text:p>
      <text:p text:style-name="Standard"><text:tab/><text:s text:c="8"/>Add cases to sensor grid class</text:p>
      <text:p text:style-name="Standard"><text:tab/><text:s text:c="8"/>Start Color Sensor Class</text:p>
      <text:p text:style-name="Standard"><text:s/><text:tab/><text:s text:c="8"/>Adjust to sensor values, troubleshoot</text:p>
      <text:p text:style-name="Standard"><text:tab/>2/15: Finish Color Sensor Class</text:p>
      <text:p text:style-name="Standard"><text:tab/>2/22: Troubleshooting/Testing</text:p>
      <text:p text:style-name="Standard"><text:tab/>2/29: Troubleshooting/Testing</text:p>
      <text:p text:style-name="Standard"><text:tab/>3/7: <text:s text:c="2"/>Troubleshooting/Testing</text:p>
      <text:p text:style-name="Standard"><text:tab/>3/14: Spring Break</text:p>
      <text:p text:style-name="Standard"><text:tab/>3/21: Troubleshooting/Testing</text:p>
      <text:p text:style-name="Standard"><text:tab/>3/28: Music Class</text:p>
      <text:p text:style-name="Standard"><text:tab/>4/3: <text:s text:c="3"/>Done?</text:p>
      <text:p text:style-name="Standard"/>
      <text:p text:style-name="Standard"><text:tab/>Code changes to make:</text:p>
      <text:p text:style-name="Standard"><text:tab/><text:tab/>Cog: dropNextRing() doesn't actually move the servo yet<text:s/>– right now it just tells the<text:s/><text:tab/><text:tab/><text:tab/><text:tab/>servo to keep the same position it already has.</text:p>
      <text:p text:style-name="Standard"><text:tab/><text:tab/><text:tab/>nextRing = NEXT_RING is defined taking the value from the config file, but it<text:s/><text:tab/><text:tab/><text:tab/><text:tab/><text:tab/>isn't yet in use</text:p>
      <text:p text:style-name="Standard"/>
      <text:p text:style-name="Standard"><text:tab/><text:tab/>Drivetrain: is there a need to implement the second constructor?</text:p>
      <text:p text:style-name="Standard"/>
      <text:p text:style-name="Standard"><text:tab/><text:tab/>SensorGrid: add 3way intersections, including the 1 where you can't go straight.</text:p>
      <text:p text:style-name="Standard"><text:tab/><text:tab/><text:tab/><text:tab/>Implement Constructor/Deconstructor</text:p>
      <text:p text:style-name="Standard"/>
      <text:p text:style-name="Standard"><text:tab/><text:tab/>ColorSensor: Define the red value</text:p>
      <text:p text:style-name="Standard"/>
      <text:p text:style-name="Standard"><text:tab/>After presentation notes:</text:p>
      <text:p text:style-name="Standard"><text:tab/><text:tab/>Last turn logic can be done by color sensor or time</text:p>
      <text:p text:style-name="Standard"><text:tab/><text:tab/>Hardware: Attachment of color sensor: must remain pointing down, can't rotate with<text:s/><text:tab/><text:tab/><text:tab/><text:tab/>screw</text:p>
      <text:p text:style-name="Standard"/>
      <text:p text:style-name="Standard"/>
      <text:p text:style-name="Standard"/>
      <text:p text:style-name="Standard"/>
      <text:p text:style-name="Standard">2/8/16</text:p>
      <text:p text:style-name="Standard"><text:tab/>SCR general meeting</text:p>
      <text:p text:style-name="Standard"><text:tab/>Rumblings about misrepresentation of the robots status to the CDR committee?</text:p>
      <text:p text:style-name="Standard"><text:tab/><text:tab/>The official position of the software team is one of no misdoing, we are as far along as<text:s/><text:tab/><text:tab/><text:tab/>the Gantt chart says.</text:p>
      <text:p text:style-name="Standard"/>
      <text:p text:style-name="Standard">2/10/16</text:p>
      <text:p text:style-name="Standard"><text:tab/></text:p>
      <text:p text:style-name="Standard"><text:tab/>Pathing/control logic – using state machine</text:p>
      <text:p text:style-name="Standard"><text:tab/>Implementation of Color Sensor Class</text:p>
      <text:p text:style-name="Standard"><text:tab/>Determined that “westward” robot will start “north” of “eastward” robot</text:p>
      <text:p text:style-name="Standard"/>
      <text:p text:style-name="Standard"><text:tab/>Look into compatibilities of I2C Sensor, discuss with electrical team – how many will be used?</text:p>
      <text:p text:style-name="Standard"/>
      <text:p text:style-name="Standard"/>
      <text:p text:style-name="Standard"/>
      <text:p text:style-name="Standard"/>
      <text:p text:style-name="Standard"><text:tab/>Attendance: Robert N, Tyler, Nathan, Kelly</text:p>
      <text:p text:style-name="Standard"/>
      <text:p text:style-name="Standard">2/11/16</text:p>
      <text:p text:style-name="Standard"><text:tab/>Discussed what needs to get done with large group (color sensor placement, how the ir board<text:s/><text:tab/><text:tab/><text:tab/>will be placed in the robot</text:p>
      <text:p text:style-name="Standard"><text:tab/>Tested the Arm<text:s/>servos for rotation and pivoting</text:p>
      <text:p text:style-name="Standard"><text:tab/>Got an H bridge</text:p>
      <text:p text:style-name="Standard"><text:tab/>Worked with IR sensor array</text:p>
      <text:p text:style-name="Standard"/>
      <text:p text:style-name="Standard"><text:tab/>Slack!!!!</text:p>
      <text:p text:style-name="Standard"/>
      <text:p text:style-name="Standard"/>
      <text:p text:style-name="Standard"><text:tab/>PID?</text:p>
      <text:p text:style-name="Standard"/>
      <text:p text:style-name="Standard"/>
      <text:p text:style-name="Standard"/>
      <text:p text:style-name="Standard"><text:tab/>Attendance: Robert N, Kelly</text:p>
      <text:p text:style-name="Standard"/>
      <text:p text:style-name="Standard"/>
      <text:p text:style-name="Standard"/>
      <text:p text:style-name="Standard">2/15/16</text:p>
      <text:p text:style-name="Standard"><text:tab/><text:tab/>Merged a Github file conflict.</text:p>
      <text:p text:style-name="Standard"><text:tab/><text:tab/>Discussed status of current steps.</text:p>
      <text:p text:style-name="Standard"><text:tab/><text:tab/>Added PID to Gantt chart</text:p>
      <text:p text:style-name="Standard"/>
      <text:p text:style-name="Standard"><text:tab/><text:tab/>For Thursday:</text:p>
      <text:p text:style-name="Standard"><text:tab/><text:tab/><text:tab/>Slack?</text:p>
      <text:p text:style-name="Standard"><text:tab/><text:tab/><text:tab/>Next week meeting time</text:p>
      <text:p text:style-name="Standard"><text:tab/></text:p>
      <text:p text:style-name="P4">Attendance: Robert N, Kelly,<text:s/></text:p>
      <text:p text:style-name="Standard"/>
      <text:p text:style-name="Standard"/>
      <text:p text:style-name="Standard">2/18/16</text:p>
      <text:p text:style-name="Standard"><text:tab/></text:p>
      <text:p text:style-name="Standard"><text:tab/>Tyler left group.</text:p>
      <text:p text:style-name="Standard"/>
      <text:p text:style-name="Standard"/>
      <text:p text:style-name="Standard"><text:tab/>Attendance: Robert N, Kelly</text:p>
      <text:p text:style-name="Standard"/>
      <text:p text:style-name="Standard"/>
      <text:p text:style-name="Standard">3/7/16</text:p>
      <text:p text:style-name="Standard"/>
      <text:p text:style-name="Standard"><text:tab/>Checked code</text:p>
      <text:p text:style-name="Standard"><text:tab/>Updated Intersection code</text:p>
      <text:p text:style-name="Standard"/>
      <text:p text:style-name="Standard"><text:tab/>Is the inner black line a square?<text:s/></text:p>
      <text:p text:style-name="Standard"/>
      <text:p text:style-name="Standard"><text:tab/>Attendance: Robert N, Kelly</text:p>
      <text:p text:style-name="Standard"/>
      <text:p text:style-name="Standard">3/24/16<text:s/>3/28/16 <text:s/>Working on getting the color sensor, level shifter, and board to work together, experiencing problems. Could be the soldering, the output voltage, the level shifter, the programming, or some combination. Attempted to use other color sensor, but didn’t work. Not sure if board is properly outputting voltage.<text:s/></text:p>
      <text:p text:style-name="Standard"/>
      <text:p text:style-name="Standard">4/18/16<text:s/></text:p>
      <text:p text:style-name="Standard"><text:tab/>Have spent last several weeks attempting to fix color sensor problem. Have changed color sensors, level shifters, and boards, and problem persists. Appears to be a problem in the code provided by the manufacturer. Have looked into code, problem occurs during initialization, but cannot figure out why.</text:p>
      <text:p text:style-name="Standard"><text:tab/>Physical robot now exists.</text:p>
      <text:p text:style-name="Standard"/>
      <text:p text:style-name="Standard">4/20/16</text:p>
      <text:p text:style-name="Standard"><text:tab/>More attempts to work with the color sensor – no progress.</text:p>
      <text:p text:style-name="Standard"><text:tab/>Connected the IR array to the Arduino and used the supplied code – it works.</text:p>
      <text:p text:style-name="Standard">For the line following, can use the position and density to tell which leds are on – or the hex/bin value.</text:p>
      <text:p text:style-name="Standard">For the software, need to adapt code to use the values, turn off PID?, make changes to the Cog class to realize that 2x2 servos are used, implement the Turn() method, and fix the state machine ag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dc:creator>
    <meta:creation-date>2015-10-02T18:35:00Z</meta:creation-date>
    <dc:date>2016-04-21T02:43:00Z</dc:date>
    <meta:template xlink:href="Normal" xlink:type="simple"/>
    <meta:editing-cycles>38</meta:editing-cycles>
    <meta:editing-duration>PT731520S</meta:editing-duration>
    <meta:document-statistic meta:page-count="8" meta:paragraph-count="19" meta:word-count="1452" meta:character-count="9716" meta:row-count="69" meta:non-whitespace-character-count="8283"/>
  </office:meta>
</office:document-meta>
</file>